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14.18mm" svg:y="22.52mm">
            <loext:p draw:notify-on-update-of-ranges="Hoja1.B6:Hoja1.B6 Hoja1.B7:Hoja1.B56 Hoja1.C6:Hoja1.C6 Hoja1.C7:Hoja1.C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13.99mm" svg:y="122.98mm">
            <loext:p draw:notify-on-update-of-ranges="Hoja1.B6:Hoja1.B6 Hoja1.B7:Hoja1.B56 Hoja1.D6:Hoja1.D6 Hoja1.D7:Hoja1.D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de ordenamiento MergeSort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covered-table-cell table:number-columns-repeated="3" table:style-name="Default"/>
          <table:covered-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7]*LOG([.B7];2)" office:value-type="float" office:value="33.2192809488736" calcext:value-type="float">
            <text:p>33,2192809489</text:p>
          </table:table-cell>
          <table:table-cell office:value-type="float" office:value="0.0000074" calcext:value-type="float">
            <text:p>0,000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8]*LOG([.B8];2)" office:value-type="float" office:value="86.4385618977473" calcext:value-type="float">
            <text:p>86,4385618977</text:p>
          </table:table-cell>
          <table:table-cell office:value-type="float" office:value="0.0000128" calcext:value-type="float">
            <text:p>0,0000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9]*LOG([.B9];2)" office:value-type="float" office:value="147.206717868256" calcext:value-type="float">
            <text:p>147,2067178683</text:p>
          </table:table-cell>
          <table:table-cell office:value-type="float" office:value="0.0000179" calcext:value-type="float">
            <text:p>0,0000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0]*LOG([.B10];2)" office:value-type="float" office:value="212.877123795494" calcext:value-type="float">
            <text:p>212,8771237955</text:p>
          </table:table-cell>
          <table:table-cell office:value-type="float" office:value="0.0000239" calcext:value-type="float">
            <text:p>0,00002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*LOG([.B11];2)" office:value-type="float" office:value="282.192809488736" calcext:value-type="float">
            <text:p>282,1928094887</text:p>
          </table:table-cell>
          <table:table-cell office:value-type="float" office:value="0.0000327" calcext:value-type="float">
            <text:p>0,0000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12]*LOG([.B12];2)" office:value-type="float" office:value="354.413435736511" calcext:value-type="float">
            <text:p>354,4134357365</text:p>
          </table:table-cell>
          <table:table-cell office:value-type="float" office:value="0.0000395" calcext:value-type="float">
            <text:p>0,000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13]*LOG([.B13];2)" office:value-type="float" office:value="429.049811186148" calcext:value-type="float">
            <text:p>429,0498111861</text:p>
          </table:table-cell>
          <table:table-cell office:value-type="float" office:value="0.0000494" calcext:value-type="float">
            <text:p>0,0000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4]*LOG([.B14];2)" office:value-type="float" office:value="505.754247590989" calcext:value-type="float">
            <text:p>505,754247591</text:p>
          </table:table-cell>
          <table:table-cell office:value-type="float" office:value="0.0000528" calcext:value-type="float">
            <text:p>0,00005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15]*LOG([.B15];2)" office:value-type="float" office:value="584.266778669671" calcext:value-type="float">
            <text:p>584,2667786697</text:p>
          </table:table-cell>
          <table:table-cell office:value-type="float" office:value="0.0000633" calcext:value-type="float">
            <text:p>0,000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6]*LOG([.B16];2)" office:value-type="float" office:value="664.385618977473" calcext:value-type="float">
            <text:p>664,3856189775</text:p>
          </table:table-cell>
          <table:table-cell office:value-type="float" office:value="0.0000691" calcext:value-type="float">
            <text:p>0,00006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7]*LOG([.B17];2)" office:value-type="float" office:value="745.949568487713" calcext:value-type="float">
            <text:p>745,9495684877</text:p>
          </table:table-cell>
          <table:table-cell office:value-type="float" office:value="0.0000734" calcext:value-type="float">
            <text:p>0,0000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8]*LOG([.B18];2)" office:value-type="float" office:value="828.826871473022" calcext:value-type="float">
            <text:p>828,826871473</text:p>
          </table:table-cell>
          <table:table-cell office:value-type="float" office:value="0.0000795" calcext:value-type="float">
            <text:p>0,0000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19]*LOG([.B19];2)" office:value-type="float" office:value="912.907815693699" calcext:value-type="float">
            <text:p>912,9078156937</text:p>
          </table:table-cell>
          <table:table-cell office:value-type="float" office:value="0.0000859" calcext:value-type="float">
            <text:p>0,0000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20]*LOG([.B20];2)" office:value-type="float" office:value="998.099622372295" calcext:value-type="float">
            <text:p>998,0996223723</text:p>
          </table:table-cell>
          <table:table-cell office:value-type="float" office:value="0.0000949" calcext:value-type="float">
            <text:p>0,00009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21]*LOG([.B21];2)" office:value-type="float" office:value="1084.32280357438" calcext:value-type="float">
            <text:p>1084,3228035744</text:p>
          </table:table-cell>
          <table:table-cell office:value-type="float" office:value="0.0001015" calcext:value-type="float">
            <text:p>0,0001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22]*LOG([.B22];2)" office:value-type="float" office:value="1171.50849518198" calcext:value-type="float">
            <text:p>1171,508495182</text:p>
          </table:table-cell>
          <table:table-cell office:value-type="float" office:value="0.0001191" calcext:value-type="float">
            <text:p>0,0001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23]*LOG([.B23];2)" office:value-type="float" office:value="1259.59645914341" calcext:value-type="float">
            <text:p>1259,5964591434</text:p>
          </table:table-cell>
          <table:table-cell office:value-type="float" office:value="0.0001283" calcext:value-type="float">
            <text:p>0,0001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24]*LOG([.B24];2)" office:value-type="float" office:value="1348.53355733934" calcext:value-type="float">
            <text:p>1348,5335573394</text:p>
          </table:table-cell>
          <table:table-cell office:value-type="float" office:value="0.0001328" calcext:value-type="float">
            <text:p>0,0001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25]*LOG([.B25];2)" office:value-type="float" office:value="1438.27256558288" calcext:value-type="float">
            <text:p>1438,2725655829</text:p>
          </table:table-cell>
          <table:table-cell office:value-type="float" office:value="0.0001461" calcext:value-type="float">
            <text:p>0,0001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6]*LOG([.B26];2)" office:value-type="float" office:value="1528.77123795494" calcext:value-type="float">
            <text:p>1528,771237955</text:p>
          </table:table-cell>
          <table:table-cell office:value-type="float" office:value="0.0001507" calcext:value-type="float">
            <text:p>0,0001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7]*LOG([.B27];2)" office:value-type="float" office:value="1619.99155870989" calcext:value-type="float">
            <text:p>1619,9915587099</text:p>
          </table:table-cell>
          <table:table-cell office:value-type="float" office:value="0.0001594" calcext:value-type="float">
            <text:p>0,0001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8]*LOG([.B28];2)" office:value-type="float" office:value="1711.89913697543" calcext:value-type="float">
            <text:p>1711,8991369754</text:p>
          </table:table-cell>
          <table:table-cell office:value-type="float" office:value="0.0001672" calcext:value-type="float">
            <text:p>0,0001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9]*LOG([.B29];2)" office:value-type="float" office:value="1804.46271171721" calcext:value-type="float">
            <text:p>1804,4627117172</text:p>
          </table:table-cell>
          <table:table-cell office:value-type="float" office:value="0.0001727" calcext:value-type="float">
            <text:p>0,0001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30]*LOG([.B30];2)" office:value-type="float" office:value="1897.65374294604" calcext:value-type="float">
            <text:p>1897,6537429461</text:p>
          </table:table-cell>
          <table:table-cell office:value-type="float" office:value="0.000221" calcext:value-type="float">
            <text:p>0,000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31]*LOG([.B31];2)" office:value-type="float" office:value="1991.44607116552" calcext:value-type="float">
            <text:p>1991,4460711655</text:p>
          </table:table-cell>
          <table:table-cell office:value-type="float" office:value="0.0001998" calcext:value-type="float">
            <text:p>0,0001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32]*LOG([.B32];2)" office:value-type="float" office:value="2085.8156313874" calcext:value-type="float">
            <text:p>2085,8156313874</text:p>
          </table:table-cell>
          <table:table-cell office:value-type="float" office:value="0.0001947" calcext:value-type="float">
            <text:p>0,0001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33]*LOG([.B33];2)" office:value-type="float" office:value="2180.74021120372" calcext:value-type="float">
            <text:p>2180,7402112037</text:p>
          </table:table-cell>
          <table:table-cell office:value-type="float" office:value="0.0002019" calcext:value-type="float">
            <text:p>0,0002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34]*LOG([.B34];2)" office:value-type="float" office:value="2276.19924474459" calcext:value-type="float">
            <text:p>2276,1992447446</text:p>
          </table:table-cell>
          <table:table-cell office:value-type="float" office:value="0.0002195" calcext:value-type="float">
            <text:p>0,0002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35]*LOG([.B35];2)" office:value-type="float" office:value="2372.17363610433" calcext:value-type="float">
            <text:p>2372,1736361043</text:p>
          </table:table-cell>
          <table:table-cell office:value-type="float" office:value="0.0002209" calcext:value-type="float">
            <text:p>0,0002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6]*LOG([.B36];2)" office:value-type="float" office:value="2468.64560714876" calcext:value-type="float">
            <text:p>2468,6456071488</text:p>
          </table:table-cell>
          <table:table-cell office:value-type="float" office:value="0.0002594" calcext:value-type="float">
            <text:p>0,0002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7]*LOG([.B37];2)" office:value-type="float" office:value="2565.59856563501" calcext:value-type="float">
            <text:p>2565,598565635</text:p>
          </table:table-cell>
          <table:table-cell office:value-type="float" office:value="0.0002699" calcext:value-type="float">
            <text:p>0,00026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8]*LOG([.B38];2)" office:value-type="float" office:value="2663.01699036396" calcext:value-type="float">
            <text:p>2663,016990364</text:p>
          </table:table-cell>
          <table:table-cell office:value-type="float" office:value="0.0002874" calcext:value-type="float">
            <text:p>0,0002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9]*LOG([.B39];2)" office:value-type="float" office:value="2760.88633070112" calcext:value-type="float">
            <text:p>2760,8863307011</text:p>
          </table:table-cell>
          <table:table-cell office:value-type="float" office:value="0.0002874" calcext:value-type="float">
            <text:p>0,0002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40]*LOG([.B40];2)" office:value-type="float" office:value="2859.19291828682" calcext:value-type="float">
            <text:p>2859,1929182868</text:p>
          </table:table-cell>
          <table:table-cell office:value-type="float" office:value="0.0002965" calcext:value-type="float">
            <text:p>0,000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41]*LOG([.B41];2)" office:value-type="float" office:value="2957.92388914132" calcext:value-type="float">
            <text:p>2957,9238891413</text:p>
          </table:table-cell>
          <table:table-cell office:value-type="float" office:value="0.0002747" calcext:value-type="float">
            <text:p>0,00027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42]*LOG([.B42];2)" office:value-type="float" office:value="3057.06711467868" calcext:value-type="float">
            <text:p>3057,0671146787</text:p>
          </table:table-cell>
          <table:table-cell office:value-type="float" office:value="0.0002721" calcext:value-type="float">
            <text:p>0,00027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43]*LOG([.B43];2)" office:value-type="float" office:value="3156.61114039104" calcext:value-type="float">
            <text:p>3156,611140391</text:p>
          </table:table-cell>
          <table:table-cell office:value-type="float" office:value="0.000286" calcext:value-type="float">
            <text:p>0,000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44]*LOG([.B44];2)" office:value-type="float" office:value="3256.54513116576" calcext:value-type="float">
            <text:p>3256,5451311658</text:p>
          </table:table-cell>
          <table:table-cell office:value-type="float" office:value="0.0002941" calcext:value-type="float">
            <text:p>0,0002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45]*LOG([.B45];2)" office:value-type="float" office:value="3356.85882236235" calcext:value-type="float">
            <text:p>3356,8588223624</text:p>
          </table:table-cell>
          <table:table-cell office:value-type="float" office:value="0.0003296" calcext:value-type="float">
            <text:p>0,0003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6]*LOG([.B46];2)" office:value-type="float" office:value="3457.54247590989" calcext:value-type="float">
            <text:p>3457,5424759099</text:p>
          </table:table-cell>
          <table:table-cell office:value-type="float" office:value="0.0003032" calcext:value-type="float">
            <text:p>0,00030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7]*LOG([.B47];2)" office:value-type="float" office:value="3558.58684079723" calcext:value-type="float">
            <text:p>3558,5868407972</text:p>
          </table:table-cell>
          <table:table-cell office:value-type="float" office:value="0.0003234" calcext:value-type="float">
            <text:p>0,00032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8]*LOG([.B48];2)" office:value-type="float" office:value="3659.98311741977" calcext:value-type="float">
            <text:p>3659,9831174198</text:p>
          </table:table-cell>
          <table:table-cell office:value-type="float" office:value="0.0003175" calcext:value-type="float">
            <text:p>0,0003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9]*LOG([.B49];2)" office:value-type="float" office:value="3761.72292532347" calcext:value-type="float">
            <text:p>3761,7229253235</text:p>
          </table:table-cell>
          <table:table-cell office:value-type="float" office:value="0.0003257" calcext:value-type="float">
            <text:p>0,0003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50]*LOG([.B50];2)" office:value-type="float" office:value="3863.79827395085" calcext:value-type="float">
            <text:p>3863,7982739509</text:p>
          </table:table-cell>
          <table:table-cell office:value-type="float" office:value="0.0003521" calcext:value-type="float">
            <text:p>0,0003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51]*LOG([.B51];2)" office:value-type="float" office:value="3966.20153604767" calcext:value-type="float">
            <text:p>3966,2015360477</text:p>
          </table:table-cell>
          <table:table-cell office:value-type="float" office:value="0.0003618" calcext:value-type="float">
            <text:p>0,0003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52]*LOG([.B52];2)" office:value-type="float" office:value="4068.92542343441" calcext:value-type="float">
            <text:p>4068,9254234344</text:p>
          </table:table-cell>
          <table:table-cell office:value-type="float" office:value="0.0003478" calcext:value-type="float">
            <text:p>0,000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[.B53]*LOG([.B53];2)" office:value-type="float" office:value="4171.96296488555" calcext:value-type="float">
            <text:p>4171,9629648856</text:p>
          </table:table-cell>
          <table:table-cell office:value-type="float" office:value="0.0003678" calcext:value-type="float">
            <text:p>0,0003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54]*LOG([.B54];2)" office:value-type="float" office:value="4275.30748589209" calcext:value-type="float">
            <text:p>4275,3074858921</text:p>
          </table:table-cell>
          <table:table-cell office:value-type="float" office:value="0.0003676" calcext:value-type="float">
            <text:p>0,0003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[.B55]*LOG([.B55];2)" office:value-type="float" office:value="4378.95259011126" calcext:value-type="float">
            <text:p>4378,9525901113</text:p>
          </table:table-cell>
          <table:table-cell office:value-type="float" office:value="0.0003783" calcext:value-type="float">
            <text:p>0,0003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56]*LOG([.B56];2)" office:value-type="float" office:value="4482.89214233104" calcext:value-type="float">
            <text:p>4482,8921423311</text:p>
          </table:table-cell>
          <table:table-cell office:value-type="float" office:value="0.0003815" calcext:value-type="float">
            <text:p>0,000381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2:01.977509099</meta:creation-date>
    <dc:date>2018-09-13T23:02:52.336742047</dc:date>
    <meta:editing-duration>PT10M40S</meta:editing-duration>
    <meta:editing-cycles>1</meta:editing-cycles>
    <meta:document-statistic meta:table-count="1" meta:cell-count="15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Gráfica de t(N)</text:p>
        </chart:title>
        <chart:legend chart:legend-position="end" svg:x="14.1cm" svg:y="4.201cm" style:legend-expansion="high" chart:style-name="ch3"/>
        <chart:plot-area chart:style-name="ch4" table:cell-range-address="Hoja1.B6:Hoja1.C56" chart:data-source-has-labels="row" svg:x="1.331cm" svg:y="1.275cm" svg:width="12.449cm" svg:height="6.564cm">
          <chartooo:coordinate-region svg:x="2.323cm" svg:y="1.474cm" svg:width="11.177cm" svg:height="5.718cm"/>
          <chart:axis chart:dimension="x" chart:name="primary-x" chart:style-name="ch5">
            <chart:title svg:x="7.379cm" svg:y="8.019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79cm" chart:style-name="ch8">
              <text:p>t(N)</text:p>
            </chart:title>
            <chart:grid chart:style-name="ch7" chart:class="major"/>
          </chart:axis>
          <chart:series chart:style-name="ch9" chart:values-cell-range-address="Hoja1.C7:Hoja1.C56" chart:label-cell-address="Hoja1.C6:Hoja1.C6" chart:class="chart:scatter">
            <chart:domain table:cell-range-address="Hoja1.B7:Hoja1.B56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Hoja1.C6:Hoja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B7:Hoja1.B56</svg:desc>
                </draw:g>
              </table:table-cell>
              <table:table-cell office:value-type="float" office:value="33.2192809488736">
                <text:p>33.2192809488736</text:p>
                <draw:g>
                  <svg:desc>Hoja1.C7:Hoja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6.4385618977473">
                <text:p>86.438561897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7.206717868256">
                <text:p>147.206717868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12.877123795494">
                <text:p>212.87712379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54.413435736511">
                <text:p>354.413435736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29.049811186148">
                <text:p>429.049811186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05.754247590989">
                <text:p>505.754247590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84.266778669671">
                <text:p>584.266778669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45.949568487713">
                <text:p>745.9495684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28.826871473022">
                <text:p>828.826871473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12.907815693699">
                <text:p>912.90781569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98.099622372295">
                <text:p>998.099622372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084.32280357438">
                <text:p>1084.32280357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71.50849518198">
                <text:p>1171.50849518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259.59645914341">
                <text:p>1259.59645914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348.53355733934">
                <text:p>1348.5335573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438.27256558288">
                <text:p>1438.27256558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28.77123795494">
                <text:p>1528.77123795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619.99155870989">
                <text:p>1619.99155870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711.89913697543">
                <text:p>1711.89913697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804.46271171721">
                <text:p>1804.46271171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897.65374294604">
                <text:p>1897.65374294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991.44607116552">
                <text:p>1991.44607116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085.8156313874">
                <text:p>2085.8156313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180.74021120372">
                <text:p>2180.74021120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276.19924474459">
                <text:p>2276.19924474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372.17363610433">
                <text:p>2372.17363610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468.64560714876">
                <text:p>2468.64560714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565.59856563501">
                <text:p>2565.59856563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663.01699036396">
                <text:p>2663.01699036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760.88633070112">
                <text:p>2760.88633070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859.19291828682">
                <text:p>2859.19291828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957.92388914132">
                <text:p>2957.92388914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057.06711467868">
                <text:p>3057.06711467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56.61114039104">
                <text:p>3156.61114039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256.54513116576">
                <text:p>3256.54513116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356.85882236235">
                <text:p>3356.85882236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457.54247590989">
                <text:p>3457.54247590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558.58684079723">
                <text:p>3558.58684079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659.98311741977">
                <text:p>3659.98311741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761.72292532347">
                <text:p>3761.72292532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863.79827395085">
                <text:p>3863.79827395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966.20153604767">
                <text:p>3966.20153604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068.92542343441">
                <text:p>4068.92542343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171.96296488555">
                <text:p>4171.96296488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275.30748589209">
                <text:p>4275.30748589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378.95259011126">
                <text:p>4378.95259011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4482.89214233104">
                <text:p>4482.89214233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2cm" svg:y="4.203cm" style:legend-expansion="high" chart:style-name="ch3"/>
        <chart:plot-area chart:style-name="ch4" table:cell-range-address="Hoja1.B6:Hoja1.B56 Hoja1.D6:Hoja1.D56" chart:data-source-has-labels="row" svg:x="1.33cm" svg:y="1.275cm" svg:width="11.973cm" svg:height="6.569cm">
          <chartooo:coordinate-region svg:x="2.798cm" svg:y="1.474cm" svg:width="10.225cm" svg:height="5.723cm"/>
          <chart:axis chart:dimension="x" chart:name="primary-x" chart:style-name="ch5">
            <chart:title svg:x="7.14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Hoja1.D7:Hoja1.D56" chart:label-cell-address="Hoja1.D6:Hoja1.D6" chart:class="chart:scatter">
            <chart:domain table:cell-range-address="Hoja1.B7:Hoja1.B56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</text:p>
                <draw:g>
                  <svg:desc>Hoja1.D6:Hoja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B7:Hoja1.B56</svg:desc>
                </draw:g>
              </table:table-cell>
              <table:table-cell office:value-type="float" office:value="0.0000074">
                <text:p>0.0000074</text:p>
                <draw:g>
                  <svg:desc>Hoja1.D7:Hoja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128">
                <text:p>0.0000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179">
                <text:p>0.0000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239">
                <text:p>0.0000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327">
                <text:p>0.0000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395">
                <text:p>0.0000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494">
                <text:p>0.0000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528">
                <text:p>0.0000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633">
                <text:p>0.0000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691">
                <text:p>0.0000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734">
                <text:p>0.0000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795">
                <text:p>0.0000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859">
                <text:p>0.0000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949">
                <text:p>0.0000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1015">
                <text:p>0.0001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1191">
                <text:p>0.000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1283">
                <text:p>0.0001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1328">
                <text:p>0.0001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1507">
                <text:p>0.0001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1594">
                <text:p>0.0001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1672">
                <text:p>0.0001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1727">
                <text:p>0.0001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1998">
                <text:p>0.0001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1947">
                <text:p>0.0001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2019">
                <text:p>0.0002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2195">
                <text:p>0.0002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2209">
                <text:p>0.0002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2594">
                <text:p>0.0002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2699">
                <text:p>0.0002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2874">
                <text:p>0.0002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2874">
                <text:p>0.0002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2965">
                <text:p>0.00029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2747">
                <text:p>0.0002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2721">
                <text:p>0.00027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2941">
                <text:p>0.000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3296">
                <text:p>0.0003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3032">
                <text:p>0.0003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3234">
                <text:p>0.0003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3175">
                <text:p>0.0003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3257">
                <text:p>0.0003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3521">
                <text:p>0.0003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3478">
                <text:p>0.000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3678">
                <text:p>0.0003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3676">
                <text:p>0.0003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3783">
                <text:p>0.0003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3815">
                <text:p>0.0003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